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hatch" draw:fill-color="#e6e6e6" draw:fill-hatch-name="Black_20_45_20_Degrees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draw:fill="hatch" draw:fill-color="#e6e6e6" draw:fill-hatch-name="Black_20_45_20_Degrees" draw:textarea-horizontal-align="justify" draw:textarea-vertical-align="middle" draw:auto-grow-height="false" draw:shadow="hidden"/>
    </style:style>
    <style:style style:name="gr4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 draw:shadow="hidden"/>
    </style:style>
    <style:style style:name="gr6" style:family="graphic" style:parent-style-name="standard">
      <style:graphic-properties draw:stroke="none" svg:stroke-color="#000000" draw:fill="none" draw:fill-color="#ffffff" fo:min-height="2.342cm" draw:shadow="hidden"/>
    </style:style>
    <style:style style:name="gr7" style:family="graphic" style:parent-style-name="standard">
      <style:graphic-properties draw:stroke="dash" draw:stroke-dash="Ultrafine_20_Dashed" svg:stroke-width="0.05cm" draw:marker-start-width="0.275cm" draw:marker-end-width="0.275cm" draw:textarea-horizontal-align="center" draw:textarea-vertical-align="middle" fo:padding-top="0.15cm" fo:padding-bottom="0.15cm" fo:padding-left="0.275cm" fo:padding-right="0.275cm" draw:shadow="hidden"/>
    </style:style>
    <style:style style:name="gr8" style:family="graphic" style:parent-style-name="standard">
      <style:graphic-properties draw:stroke="none" svg:stroke-color="#000000" draw:fill="none" draw:fill-color="#ffffff" fo:min-height="1.222cm" draw:shadow="hidden"/>
    </style:style>
    <style:style style:name="gr9" style:family="graphic" style:parent-style-name="standard">
      <style:graphic-properties draw:stroke="dash" draw:stroke-dash="Ultrafine_20_Dashed" svg:stroke-width="0.05cm" draw:marker-start-width="0.275cm" draw:marker-end-width="0.275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1.221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entury Schoolbook L'" style:font-family-generic="roman" style:font-pitch="variable" fo:font-size="40pt" style:font-size-asian="40pt" style:font-size-complex="40pt"/>
    </style:style>
    <style:style style:name="P4" style:family="paragraph">
      <style:paragraph-properties fo:margin-left="0cm" fo:margin-right="0cm" fo:text-indent="0cm"/>
      <style:text-properties fo:font-family="'Century Schoolbook L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1" style:family="text">
      <style:text-properties fo:font-family="'Century Schoolbook L'" style:font-family-generic="roman" style:font-pitch="variable" fo:font-size="40pt" style:font-size-asian="40pt" style:font-size-complex="40pt"/>
    </style:style>
    <style:style style:name="T2" style:family="text">
      <style:text-properties fo:font-family="'Century Schoolbook L'" style:font-family-generic="roman" style:font-pitch="variable"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custom-shape draw:style-name="gr1" draw:text-style-name="P1" draw:layer="layout" svg:width="3.538cm" svg:height="1.18cm" svg:x="5.864cm" svg:y="4.45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3.537cm" svg:height="3.536cm" svg:x="0.2cm" svg:y="1.373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line draw:style-name="gr2" draw:text-style-name="P1" draw:layer="layout" svg:x1="5.875cm" svg:y1="1.478cm" svg:x2="5.875cm" svg:y2="4.909cm">
          <text:p text:style-name="P2"/>
        </draw:line>
        <draw:line draw:style-name="gr2" draw:text-style-name="P1" draw:layer="layout" svg:x1="9.413cm" svg:y1="1.478cm" svg:x2="9.413cm" svg:y2="4.909cm">
          <text:p text:style-name="P2"/>
        </draw:line>
        <draw:custom-shape draw:style-name="gr3" draw:text-style-name="P1" draw:layer="layout" svg:width="3.559cm" svg:height="3.541cm" svg:x="5.875cm" svg:y="1.478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538cm" svg:height="1.179cm" svg:x="5.875cm" svg:y="0.9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line draw:style-name="gr5" draw:text-style-name="P1" draw:layer="layout" svg:x1="5.875cm" svg:y1="1.562cm" svg:x2="5.875cm" svg:y2="5.02cm">
          <text:p text:style-name="P2"/>
        </draw:line>
        <draw:line draw:style-name="gr5" draw:text-style-name="P1" draw:layer="layout" svg:x1="9.412cm" svg:y1="1.562cm" svg:x2="9.412cm" svg:y2="5.02cm">
          <text:p text:style-name="P2"/>
        </draw:line>
        <draw:frame draw:style-name="gr6" draw:text-style-name="P3" draw:layer="layout" svg:width="1.653cm" svg:height="2.592cm" svg:x="4.064cm" svg:y="2cm">
          <draw:text-box>
            <text:p text:style-name="P2"><text:span text:style-name="T1">=</text:span></text:p>
          </draw:text-box>
        </draw:frame>
        <draw:line draw:style-name="gr7" draw:text-style-name="P1" draw:layer="layout" svg:x1="1.949cm" svg:y1="3.199cm" svg:x2="3.737cm" svg:y2="3.198cm">
          <text:p text:style-name="P2"/>
        </draw:line>
        <draw:frame draw:style-name="gr8" draw:text-style-name="P4" draw:layer="layout" svg:width="1.725cm" svg:height="1.472cm" svg:x="2.294cm" svg:y="2.395cm">
          <draw:text-box>
            <text:p text:style-name="P2"><text:span text:style-name="T2">r</text:span></text:p>
          </draw:text-box>
        </draw:frame>
        <draw:custom-shape draw:style-name="gr9" draw:text-style-name="P1" draw:layer="layout" svg:width="3.537cm" svg:height="1.18cm" svg:x="0.2cm" svg:y="2.625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9" draw:text-style-name="P1" draw:layer="layout" svg:width="3.538cm" svg:height="1.18cm" svg:x="5.875cm" svg:y="2.625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line draw:style-name="gr7" draw:text-style-name="P1" draw:layer="layout" svg:x1="1.949cm" svg:y1="3.198cm" svg:x2="1.949cm" svg:y2="1.5cm">
          <text:p text:style-name="P2"/>
        </draw:line>
        <draw:line draw:style-name="gr7" draw:text-style-name="P1" draw:layer="layout" svg:x1="7.597cm" svg:y1="3.201cm" svg:x2="9.385cm" svg:y2="3.2cm">
          <text:p text:style-name="P2"/>
        </draw:line>
        <draw:frame draw:style-name="gr8" draw:text-style-name="P4" draw:layer="layout" svg:width="1.724cm" svg:height="1.472cm" svg:x="7.942cm" svg:y="2.396cm">
          <draw:text-box>
            <text:p text:style-name="P2"><text:span text:style-name="T2">r</text:span></text:p>
          </draw:text-box>
        </draw:frame>
        <draw:frame draw:style-name="gr10" draw:text-style-name="P4" draw:layer="layout" svg:width="1.724cm" svg:height="1.471cm" svg:x="1.489cm" svg:y="1.475cm">
          <draw:text-box>
            <text:p text:style-name="P2"><text:span text:style-name="T2">r</text:span></text:p>
          </draw:text-box>
        </draw:frame>
        <draw:frame draw:style-name="gr10" draw:text-style-name="P4" draw:layer="layout" svg:width="0.92cm" svg:height="1.471cm" svg:x="8.977cm" svg:y="1.475cm">
          <draw:text-box>
            <text:p text:style-name="P2"><text:span text:style-name="T2">r</text:span></text:p>
          </draw:text-box>
        </draw:frame>
        <draw:frame draw:style-name="gr10" draw:text-style-name="P4" draw:layer="layout" svg:width="0.92cm" svg:height="1.471cm" svg:x="8.977cm" svg:y="3.315cm">
          <draw:text-box>
            <text:p text:style-name="P2"><text:span text:style-name="T2">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7-05-04T19:23:29</meta:creation-date>
    <dc:creator>kenlo</dc:creator>
    <dc:date>2009-10-12T12:48:30</dc:date>
    <meta:editing-cycles>34</meta:editing-cycles>
    <meta:editing-duration>PT8H15M36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